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8bd" officeooo:paragraph-rsid="00187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RSDAY:</text:p>
      <text:p text:style-name="P1"><text:tab/></text:p>
      <text:p text:style-name="P1"><text:tab/>Get player icon in game</text:p>
      <text:p text:style-name="P1"><text:tab/>UML Diagram</text:p>
      <text:p text:style-name="P1"><text:tab/>Model View Controller Design Scheme</text:p>
      <text:p text:style-name="P1"/>
      <text:p text:style-name="P1">FRIDAY:<text:tab/><text:tab/></text:p>
      <text:p text:style-name="P1"><text:tab/>Collision</text:p>
      <text:p text:style-name="P1"><text:tab/></text:p>
      <text:p text:style-name="P1">SATURDAY: <text:s/></text:p>
      <text:p text:style-name="P1"><text:tab/>Create Enemies</text:p>
      <text:p text:style-name="P1"><text:tab/>Player Die if hit by enemy</text:p>
      <text:p text:style-name="P1"><text:tab/></text:p>
      <text:p text:style-name="P1">SUNDAY: </text:p>
      <text:p text:style-name="P1"><text:tab/>View Change (When going off-screen moving through rooms) </text:p>
      <text:p text:style-name="P1"><text:tab/>Fill out backstory → Make Starting Screen</text:p>
      <text:p text:style-name="P1"/>
      <text:p text:style-name="P1">MONDAY: </text:p>
      <text:p text:style-name="P1"><text:tab/>Make player shoot</text:p>
      <text:p text:style-name="P1"/>
      <text:p text:style-name="P1">TUESDAY:<text:line-break/>WEDNESDAY:</text:p>
      <text:p text:style-name="P1">THURSDAY: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1:17:13.754708214</meta:creation-date>
    <dc:date>2015-03-04T21:32:07.718785044</dc:date>
    <meta:editing-duration>P0D</meta:editing-duration>
    <meta:editing-cycles>1</meta:editing-cycles>
    <meta:document-statistic meta:table-count="0" meta:image-count="0" meta:object-count="0" meta:page-count="1" meta:paragraph-count="19" meta:word-count="47" meta:character-count="319" meta:non-whitespace-character-count="268"/>
    <meta:generator>LibreOffice/4.2.7.2$Linux_X86_64 LibreOffice_project/420m0$Build-2</meta:generator>
  </office:meta>
</office:document-meta>
</file>